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9e3" officeooo:paragraph-rsid="00185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 program Webserver dengan -n 5000 dan -c 100</text:p>
      <text:p text:style-name="P1">dengan menggunakan program AB pada localhost</text:p>
      <text:p text:style-name="P1"/>
      <text:p text:style-name="P1">albert@ubuntu:~$ ab -n 5000 -c 100 http://localhost:8888/</text:p>
      <text:p text:style-name="P1">This is ApacheBench, Version 2.3 &lt;$Revision: 1528965 $&gt;</text:p>
      <text:p text:style-name="P1">Copyright 1996 Adam Twiss, Zeus Technology Ltd, http://www.zeustech.net/</text:p>
      <text:p text:style-name="P1">Licensed to The Apache Software Foundation, http://www.apache.org/</text:p>
      <text:p text:style-name="P1"></text:p>
      <text:p text:style-name="P1">Benchmarking localhost (be patient)</text:p>
      <text:p text:style-name="P1">Completed 500 requests</text:p>
      <text:p text:style-name="P1">Completed 1000 requests</text:p>
      <text:p text:style-name="P1">Completed 1500 requests</text:p>
      <text:p text:style-name="P1">Completed 2000 requests</text:p>
      <text:p text:style-name="P1">Completed 2500 requests</text:p>
      <text:p text:style-name="P1">Completed 3000 requests</text:p>
      <text:p text:style-name="P1">Completed 3500 requests</text:p>
      <text:p text:style-name="P1">Completed 4000 requests</text:p>
      <text:p text:style-name="P1">Completed 4500 requests</text:p>
      <text:p text:style-name="P1">apr_socket_recv: Connection reset by peer (104)</text:p>
      <text:p text:style-name="P1">Total of 4911 requests complete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21:20.208910100</meta:creation-date>
    <dc:date>2015-11-30T15:23:04.489124200</dc:date>
    <meta:editing-duration>P0D</meta:editing-duration>
    <meta:editing-cycles>1</meta:editing-cycles>
    <meta:document-statistic meta:table-count="0" meta:image-count="0" meta:object-count="0" meta:page-count="1" meta:paragraph-count="19" meta:word-count="87" meta:character-count="678" meta:non-whitespace-character-count="592"/>
    <meta:generator>LibreOffice/4.2.6.3$Linux_X86_64 LibreOffice_project/420m0$Build-3</meta:generator>
  </office:meta>
</office:document-meta>
</file>